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3" style:family="text">
      <style:text-properties fo:color="#2fb41d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fo:color="#2fb41d" style:font-name="Menlo-Regular" fo:font-size="11pt" style:font-name-asian="Menlo-Regular" style:font-size-asian="11pt" style:font-name-complex="Menlo-Regula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js-MacBook-Pro:test rajkumar$ node test</text:p>
      <text:p text:style-name="P4">USER_TYPE: basic</text:p>
      <text:p text:style-name="P4"/>
      <text:p text:style-name="P4">Upto 5 title should be added successfully, after that it should show limit error</text:p>
      <text:p text:style-name="P4">Adding title 'Batman'</text:p>
      <text:p text:style-name="P4">Should be added successfully</text:p>
      <text:p text:style-name="P4">added successfully</text:p>
      <text:p text:style-name="P4">Adding title 'Batman: Gotham Knight 1111'</text:p>
      <text:p text:style-name="P4">Should show error title not found or limit exceeds</text:p>
      <text:p text:style-name="P6"><text:span text:style-name="T1">{ status: </text:span><text:span text:style-name="T3">'error'</text:span><text:span text:style-name="T1">, msg: </text:span><text:span text:style-name="T3">'Search result not found'</text:span><text:span text:style-name="T1"> }</text:span></text:p>
      <text:p text:style-name="P4">Adding title 'Batman: Year One'</text:p>
      <text:p text:style-name="P4">Should be added successfully</text:p>
      <text:p text:style-name="P4">added successfully</text:p>
      <text:p text:style-name="P4">Adding title 'Batman Beyond'</text:p>
      <text:p text:style-name="P4">Should be added successfully</text:p>
      <text:p text:style-name="P4">added successfully</text:p>
      <text:p text:style-name="P4">Adding title 'Batman: Mask of the Phantasm'</text:p>
      <text:p text:style-name="P4">Should be added successfully</text:p>
      <text:p text:style-name="P4">added successfully</text:p>
      <text:p text:style-name="P4">Adding title 'Batman: The Killing Joke'</text:p>
      <text:p text:style-name="P4">Should be added successfully</text:p>
      <text:p text:style-name="P4">added successfully</text:p>
      <text:p text:style-name="P4">Adding title 'Batman: The Dark Knight Returns, Part 2'</text:p>
      <text:p text:style-name="P4">Should show limit error</text:p>
      <text:p text:style-name="P4">{</text:p>
      <text:p text:style-name="P6"><text:span text:style-name="T1"><text:s text:c="2"/>status: </text:span><text:span text:style-name="T3">'error'</text:span><text:span text:style-name="T1">,</text:span></text:p>
      <text:p text:style-name="P6"><text:span text:style-name="T1"><text:s text:c="2"/>msg: </text:span><text:span text:style-name="T3">'Movie limit exceeds, present limit is 5 movies'</text:span></text:p>
      <text:p text:style-name="P4">}</text:p>
      <text:p text:style-name="P4">Adding title 'Batman: Gotham Knight'</text:p>
      <text:p text:style-name="P4">Should show limit error</text:p>
      <text:p text:style-name="P4">{</text:p>
      <text:p text:style-name="P6"><text:span text:style-name="T1"><text:s text:c="2"/>status: </text:span><text:span text:style-name="T3">'error'</text:span><text:span text:style-name="T1">,</text:span></text:p>
      <text:p text:style-name="P6"><text:span text:style-name="T1"><text:s text:c="2"/>msg: </text:span><text:span text:style-name="T3">'Movie limit exceeds, present limit is 5 movies'</text:span></text:p>
      <text:p text:style-name="P4">}</text:p>
      <text:p text:style-name="P4">USER_TYPE: basic</text:p>
      <text:p text:style-name="P4"/>
      <text:p text:style-name="P4">Get movie records for user type: basic</text:p>
      <text:p text:style-name="P4"/>
      <text:p text:style-name="P4">Total movies: 5</text:p>
      <text:p text:style-name="P4">{</text:p>
      <text:p text:style-name="P6"><text:span text:style-name="T1"><text:s text:c="2"/>_id: </text:span><text:span text:style-name="T3">'628523d657cf463eeaaa2e8c'</text:span><text:span text:style-name="T1">,</text:span></text:p>
      <text:p text:style-name="P6"><text:span text:style-name="T1"><text:s text:c="2"/>imdbID: </text:span><text:span text:style-name="T3">'tt1672723'</text:span><text:span text:style-name="T1">,</text:span></text:p>
      <text:p text:style-name="P6"><text:span text:style-name="T1"><text:s text:c="2"/>title: </text:span><text:span text:style-name="T3">'Batman: Year One'</text:span><text:span text:style-name="T1">,</text:span></text:p>
      <text:p text:style-name="P6"><text:span text:style-name="T1"><text:s text:c="2"/>genre: </text:span><text:span text:style-name="T3">'Animation, Action, Crime, Drama, Thriller'</text:span><text:span text:style-name="T1">,</text:span></text:p>
      <text:p text:style-name="P6"><text:span text:style-name="T1"><text:s text:c="2"/>director: </text:span><text:span text:style-name="T3">'Sam Liu, Lauren Montgomery'</text:span><text:span text:style-name="T1">,</text:span></text:p>
      <text:p text:style-name="P6"><text:span text:style-name="T1"><text:s text:c="2"/>released: </text:span><text:span text:style-name="T3">'2011-10-17T18:30:00.000Z'</text:span></text:p>
      <text:p text:style-name="P4">}</text:p>
      <text:p text:style-name="P4">{</text:p>
      <text:p text:style-name="P6"><text:span text:style-name="T1"><text:s text:c="2"/>_id: </text:span><text:span text:style-name="T3">'628523d957cf463eeaaa2e92'</text:span><text:span text:style-name="T1">,</text:span></text:p>
      <text:p text:style-name="P6"><text:soft-page-break/><text:span text:style-name="T1"><text:s text:c="2"/>imdbID: </text:span><text:span text:style-name="T3">'tt4853102'</text:span><text:span text:style-name="T1">,</text:span></text:p>
      <text:p text:style-name="P6"><text:span text:style-name="T1"><text:s text:c="2"/>title: </text:span><text:span text:style-name="T3">'Batman: The Killing Joke'</text:span><text:span text:style-name="T1">,</text:span></text:p>
      <text:p text:style-name="P6"><text:span text:style-name="T1"><text:s text:c="2"/>genre: </text:span><text:span text:style-name="T3">'Animation, Action, Crime'</text:span><text:span text:style-name="T1">,</text:span></text:p>
      <text:p text:style-name="P6"><text:span text:style-name="T1"><text:s text:c="2"/>director: </text:span><text:span text:style-name="T3">'Sam Liu'</text:span><text:span text:style-name="T1">,</text:span></text:p>
      <text:p text:style-name="P6"><text:span text:style-name="T1"><text:s text:c="2"/>released: </text:span><text:span text:style-name="T3">'2016-07-24T18:30:00.000Z'</text:span></text:p>
      <text:p text:style-name="P4">}</text:p>
      <text:p text:style-name="P4">{</text:p>
      <text:p text:style-name="P6"><text:span text:style-name="T1"><text:s text:c="2"/>_id: </text:span><text:span text:style-name="T3">'628523d857cf463eeaaa2e90'</text:span><text:span text:style-name="T1">,</text:span></text:p>
      <text:p text:style-name="P6"><text:span text:style-name="T1"><text:s text:c="2"/>imdbID: </text:span><text:span text:style-name="T3">'tt0106364'</text:span><text:span text:style-name="T1">,</text:span></text:p>
      <text:p text:style-name="P6"><text:span text:style-name="T1"><text:s text:c="2"/>title: </text:span><text:span text:style-name="T3">'Batman: Mask of the Phantasm'</text:span><text:span text:style-name="T1">,</text:span></text:p>
      <text:p text:style-name="P6"><text:span text:style-name="T1"><text:s text:c="2"/>genre: </text:span><text:span text:style-name="T3">'Animation, Action, Adventure'</text:span><text:span text:style-name="T1">,</text:span></text:p>
      <text:p text:style-name="P6"><text:span text:style-name="T1"><text:s text:c="2"/>director: </text:span><text:span text:style-name="T3">'Kevin Altieri, Boyd Kirkland, Frank Paur'</text:span><text:span text:style-name="T1">,</text:span></text:p>
      <text:p text:style-name="P6"><text:span text:style-name="T1"><text:s text:c="2"/>released: </text:span><text:span text:style-name="T3">'1993-12-24T18:30:00.000Z'</text:span></text:p>
      <text:p text:style-name="P4">}</text:p>
      <text:p text:style-name="P4">{</text:p>
      <text:p text:style-name="P6"><text:span text:style-name="T1"><text:s text:c="2"/>_id: </text:span><text:span text:style-name="T3">'628523d757cf463eeaaa2e8e'</text:span><text:span text:style-name="T1">,</text:span></text:p>
      <text:p text:style-name="P6"><text:span text:style-name="T1"><text:s text:c="2"/>imdbID: </text:span><text:span text:style-name="T3">'tt0147746'</text:span><text:span text:style-name="T1">,</text:span></text:p>
      <text:p text:style-name="P6"><text:span text:style-name="T1"><text:s text:c="2"/>title: </text:span><text:span text:style-name="T3">'Batman Beyond'</text:span><text:span text:style-name="T1">,</text:span></text:p>
      <text:p text:style-name="P6"><text:span text:style-name="T1"><text:s text:c="2"/>genre: </text:span><text:span text:style-name="T3">'Animation, Action, Adventure'</text:span><text:span text:style-name="T1">,</text:span></text:p>
      <text:p text:style-name="P6"><text:span text:style-name="T1"><text:s text:c="2"/>director: </text:span><text:span text:style-name="T3">'N/A'</text:span><text:span text:style-name="T1">,</text:span></text:p>
      <text:p text:style-name="P6"><text:span text:style-name="T1"><text:s text:c="2"/>released: </text:span><text:span text:style-name="T3">'1999-01-09T18:30:00.000Z'</text:span></text:p>
      <text:p text:style-name="P4">}</text:p>
      <text:p text:style-name="P4">{</text:p>
      <text:p text:style-name="P6"><text:span text:style-name="T1"><text:s text:c="2"/>_id: </text:span><text:span text:style-name="T3">'628523d457cf463eeaaa2e8a'</text:span><text:span text:style-name="T1">,</text:span></text:p>
      <text:p text:style-name="P6"><text:span text:style-name="T1"><text:s text:c="2"/>imdbID: </text:span><text:span text:style-name="T3">'tt0372784'</text:span><text:span text:style-name="T1">,</text:span></text:p>
      <text:p text:style-name="P6"><text:span text:style-name="T1"><text:s text:c="2"/>title: </text:span><text:span text:style-name="T3">'Batman Begins'</text:span><text:span text:style-name="T1">,</text:span></text:p>
      <text:p text:style-name="P6"><text:span text:style-name="T1"><text:s text:c="2"/>genre: </text:span><text:span text:style-name="T3">'Action, Crime, Drama'</text:span><text:span text:style-name="T1">,</text:span></text:p>
      <text:p text:style-name="P6"><text:span text:style-name="T1"><text:s text:c="2"/>director: </text:span><text:span text:style-name="T3">'Christopher Nolan'</text:span><text:span text:style-name="T1">,</text:span></text:p>
      <text:p text:style-name="P6"><text:span text:style-name="T1"><text:s text:c="2"/>released: </text:span><text:span text:style-name="T3">'2005-06-14T18:30:00.000Z'</text:span></text:p>
      <text:p text:style-name="P4">}</text:p>
      <text:p text:style-name="P4">USER_TYPE: premium</text:p>
      <text:p text:style-name="P4"/>
      <text:p text:style-name="P4">Any number of title should be added successfully</text:p>
      <text:p text:style-name="P4">Adding title 'Batman'</text:p>
      <text:p text:style-name="P4">Should be added successfully</text:p>
      <text:p text:style-name="P4">added successfully</text:p>
      <text:p text:style-name="P4">Adding title 'Batman: Gotham Knight 1111'</text:p>
      <text:p text:style-name="P4">Should show error title not found</text:p>
      <text:p text:style-name="P6"><text:span text:style-name="T1">{ status: </text:span><text:span text:style-name="T3">'error'</text:span><text:span text:style-name="T1">, msg: </text:span><text:span text:style-name="T3">'Search result not found'</text:span><text:span text:style-name="T1"> }</text:span></text:p>
      <text:p text:style-name="P4">Adding title 'Batman: Year One'</text:p>
      <text:p text:style-name="P4">Should be added successfully</text:p>
      <text:p text:style-name="P4">added successfully</text:p>
      <text:p text:style-name="P4">Adding title 'Batman Beyond'</text:p>
      <text:p text:style-name="P4">Should be added successfully</text:p>
      <text:p text:style-name="P4">added successfully</text:p>
      <text:p text:style-name="P4">Adding title 'Batman: Mask of the Phantasm'</text:p>
      <text:p text:style-name="P4">Should be added successfully</text:p>
      <text:p text:style-name="P4">added successfully</text:p>
      <text:p text:style-name="P4">Adding title 'Batman: The Killing Joke'</text:p>
      <text:p text:style-name="P4"><text:soft-page-break/>Should be added successfully</text:p>
      <text:p text:style-name="P4">added successfully</text:p>
      <text:p text:style-name="P4">Adding title 'Batman: The Dark Knight Returns, Part 2'</text:p>
      <text:p text:style-name="P4">Should be added successfully</text:p>
      <text:p text:style-name="P4">added successfully</text:p>
      <text:p text:style-name="P4">Adding title 'Batman: Gotham Knight'</text:p>
      <text:p text:style-name="P4">Should be added successfully</text:p>
      <text:p text:style-name="P4">added successfully</text:p>
      <text:p text:style-name="P4">USER_TYPE: premium</text:p>
      <text:p text:style-name="P4"/>
      <text:p text:style-name="P4">Get movie records for user type: premium</text:p>
      <text:p text:style-name="P4"/>
      <text:p text:style-name="P4">Total movies: 7</text:p>
      <text:p text:style-name="P4">{</text:p>
      <text:p text:style-name="P6"><text:span text:style-name="T1"><text:s text:c="2"/>_id: </text:span><text:span text:style-name="T3">'628523d657cf463eeaaa2e8c'</text:span><text:span text:style-name="T1">,</text:span></text:p>
      <text:p text:style-name="P6"><text:span text:style-name="T1"><text:s text:c="2"/>imdbID: </text:span><text:span text:style-name="T3">'tt1672723'</text:span><text:span text:style-name="T1">,</text:span></text:p>
      <text:p text:style-name="P6"><text:span text:style-name="T1"><text:s text:c="2"/>title: </text:span><text:span text:style-name="T3">'Batman: Year One'</text:span><text:span text:style-name="T1">,</text:span></text:p>
      <text:p text:style-name="P6"><text:span text:style-name="T1"><text:s text:c="2"/>genre: </text:span><text:span text:style-name="T3">'Animation, Action, Crime, Drama, Thriller'</text:span><text:span text:style-name="T1">,</text:span></text:p>
      <text:p text:style-name="P6"><text:span text:style-name="T1"><text:s text:c="2"/>director: </text:span><text:span text:style-name="T3">'Sam Liu, Lauren Montgomery'</text:span><text:span text:style-name="T1">,</text:span></text:p>
      <text:p text:style-name="P6"><text:span text:style-name="T1"><text:s text:c="2"/>released: </text:span><text:span text:style-name="T3">'2011-10-17T18:30:00.000Z'</text:span></text:p>
      <text:p text:style-name="P4">}</text:p>
      <text:p text:style-name="P4">{</text:p>
      <text:p text:style-name="P6"><text:span text:style-name="T1"><text:s text:c="2"/>_id: </text:span><text:span text:style-name="T3">'628523d957cf463eeaaa2e92'</text:span><text:span text:style-name="T1">,</text:span></text:p>
      <text:p text:style-name="P6"><text:span text:style-name="T1"><text:s text:c="2"/>imdbID: </text:span><text:span text:style-name="T3">'tt4853102'</text:span><text:span text:style-name="T1">,</text:span></text:p>
      <text:p text:style-name="P6"><text:span text:style-name="T1"><text:s text:c="2"/>title: </text:span><text:span text:style-name="T3">'Batman: The Killing Joke'</text:span><text:span text:style-name="T1">,</text:span></text:p>
      <text:p text:style-name="P6"><text:span text:style-name="T1"><text:s text:c="2"/>genre: </text:span><text:span text:style-name="T3">'Animation, Action, Crime'</text:span><text:span text:style-name="T1">,</text:span></text:p>
      <text:p text:style-name="P6"><text:span text:style-name="T1"><text:s text:c="2"/>director: </text:span><text:span text:style-name="T3">'Sam Liu'</text:span><text:span text:style-name="T1">,</text:span></text:p>
      <text:p text:style-name="P6"><text:span text:style-name="T1"><text:s text:c="2"/>released: </text:span><text:span text:style-name="T3">'2016-07-24T18:30:00.000Z'</text:span></text:p>
      <text:p text:style-name="P4">}</text:p>
      <text:p text:style-name="P4">{</text:p>
      <text:p text:style-name="P6"><text:span text:style-name="T1"><text:s text:c="2"/>_id: </text:span><text:span text:style-name="T3">'628523e857cf463eeaaa2e99'</text:span><text:span text:style-name="T1">,</text:span></text:p>
      <text:p text:style-name="P6"><text:span text:style-name="T1"><text:s text:c="2"/>imdbID: </text:span><text:span text:style-name="T3">'tt2166834'</text:span><text:span text:style-name="T1">,</text:span></text:p>
      <text:p text:style-name="P6"><text:span text:style-name="T1"><text:s text:c="2"/>title: </text:span><text:span text:style-name="T3">'Batman: The Dark Knight Returns, Part 2'</text:span><text:span text:style-name="T1">,</text:span></text:p>
      <text:p text:style-name="P6"><text:span text:style-name="T1"><text:s text:c="2"/>genre: </text:span><text:span text:style-name="T3">'Animation, Action, Crime, Drama, Horror, Sci-Fi, Thriller'</text:span><text:span text:style-name="T1">,</text:span></text:p>
      <text:p text:style-name="P6"><text:span text:style-name="T1"><text:s text:c="2"/>director: </text:span><text:span text:style-name="T3">'Jay Oliva'</text:span><text:span text:style-name="T1">,</text:span></text:p>
      <text:p text:style-name="P6"><text:span text:style-name="T1"><text:s text:c="2"/>released: </text:span><text:span text:style-name="T3">'2013-01-28T18:30:00.000Z'</text:span></text:p>
      <text:p text:style-name="P4">}</text:p>
      <text:p text:style-name="P4">{</text:p>
      <text:p text:style-name="P6"><text:span text:style-name="T1"><text:s text:c="2"/>_id: </text:span><text:span text:style-name="T3">'628523d857cf463eeaaa2e90'</text:span><text:span text:style-name="T1">,</text:span></text:p>
      <text:p text:style-name="P6"><text:span text:style-name="T1"><text:s text:c="2"/>imdbID: </text:span><text:span text:style-name="T3">'tt0106364'</text:span><text:span text:style-name="T1">,</text:span></text:p>
      <text:p text:style-name="P6"><text:span text:style-name="T1"><text:s text:c="2"/>title: </text:span><text:span text:style-name="T3">'Batman: Mask of the Phantasm'</text:span><text:span text:style-name="T1">,</text:span></text:p>
      <text:p text:style-name="P6"><text:span text:style-name="T1"><text:s text:c="2"/>genre: </text:span><text:span text:style-name="T3">'Animation, Action, Adventure'</text:span><text:span text:style-name="T1">,</text:span></text:p>
      <text:p text:style-name="P6"><text:span text:style-name="T1"><text:s text:c="2"/>director: </text:span><text:span text:style-name="T3">'Kevin Altieri, Boyd Kirkland, Frank Paur'</text:span><text:span text:style-name="T1">,</text:span></text:p>
      <text:p text:style-name="P6"><text:span text:style-name="T1"><text:s text:c="2"/>released: </text:span><text:span text:style-name="T3">'1993-12-24T18:30:00.000Z'</text:span></text:p>
      <text:p text:style-name="P4">}</text:p>
      <text:p text:style-name="P4">{</text:p>
      <text:p text:style-name="P6"><text:span text:style-name="T1"><text:s text:c="2"/>_id: </text:span><text:span text:style-name="T3">'628523e957cf463eeaaa2e9b'</text:span><text:span text:style-name="T1">,</text:span></text:p>
      <text:p text:style-name="P6"><text:span text:style-name="T1"><text:s text:c="2"/>imdbID: </text:span><text:span text:style-name="T3">'tt1117563'</text:span><text:span text:style-name="T1">,</text:span></text:p>
      <text:p text:style-name="P6"><text:span text:style-name="T1"><text:s text:c="2"/>title: </text:span><text:span text:style-name="T3">'Batman: Gotham Knight'</text:span><text:span text:style-name="T1">,</text:span></text:p>
      <text:p text:style-name="P6"><text:soft-page-break/><text:span text:style-name="T1"><text:s text:c="2"/>genre: </text:span><text:span text:style-name="T3">'Animation, Action, Crime, Sci-Fi, Thriller'</text:span><text:span text:style-name="T1">,</text:span></text:p>
      <text:p text:style-name="P6"><text:span text:style-name="T1"><text:s text:c="2"/>director: </text:span><text:span text:style-name="T3">'Yasuhiro Aoki, Futoshi Higashide, Toshiyuki Kubooka, Hiroshi Morioka, Jong-Sik Nam, Shôjirô Nishimi, Yûichirô Hayashi(co-director)'</text:span><text:span text:style-name="T1">,</text:span></text:p>
      <text:p text:style-name="P6"><text:span text:style-name="T1"><text:s text:c="2"/>released: </text:span><text:span text:style-name="T3">'2008-07-07T18:30:00.000Z'</text:span></text:p>
      <text:p text:style-name="P4">}</text:p>
      <text:p text:style-name="P4">{</text:p>
      <text:p text:style-name="P6"><text:span text:style-name="T1"><text:s text:c="2"/>_id: </text:span><text:span text:style-name="T3">'628523d757cf463eeaaa2e8e'</text:span><text:span text:style-name="T1">,</text:span></text:p>
      <text:p text:style-name="P6"><text:span text:style-name="T1"><text:s text:c="2"/>imdbID: </text:span><text:span text:style-name="T3">'tt0147746'</text:span><text:span text:style-name="T1">,</text:span></text:p>
      <text:p text:style-name="P6"><text:span text:style-name="T1"><text:s text:c="2"/>title: </text:span><text:span text:style-name="T3">'Batman Beyond'</text:span><text:span text:style-name="T1">,</text:span></text:p>
      <text:p text:style-name="P6"><text:span text:style-name="T1"><text:s text:c="2"/>genre: </text:span><text:span text:style-name="T3">'Animation, Action, Adventure'</text:span><text:span text:style-name="T1">,</text:span></text:p>
      <text:p text:style-name="P6"><text:span text:style-name="T1"><text:s text:c="2"/>director: </text:span><text:span text:style-name="T3">'N/A'</text:span><text:span text:style-name="T1">,</text:span></text:p>
      <text:p text:style-name="P6"><text:span text:style-name="T1"><text:s text:c="2"/>released: </text:span><text:span text:style-name="T3">'1999-01-09T18:30:00.000Z'</text:span></text:p>
      <text:p text:style-name="P4">}</text:p>
      <text:p text:style-name="P4">{</text:p>
      <text:p text:style-name="P6"><text:span text:style-name="T1"><text:s text:c="2"/>_id: </text:span><text:span text:style-name="T3">'628523d457cf463eeaaa2e8a'</text:span><text:span text:style-name="T1">,</text:span></text:p>
      <text:p text:style-name="P6"><text:span text:style-name="T1"><text:s text:c="2"/>imdbID: </text:span><text:span text:style-name="T3">'tt0372784'</text:span><text:span text:style-name="T1">,</text:span></text:p>
      <text:p text:style-name="P6"><text:span text:style-name="T1"><text:s text:c="2"/>title: </text:span><text:span text:style-name="T3">'Batman Begins'</text:span><text:span text:style-name="T1">,</text:span></text:p>
      <text:p text:style-name="P6"><text:span text:style-name="T1"><text:s text:c="2"/>genre: </text:span><text:span text:style-name="T3">'Action, Crime, Drama'</text:span><text:span text:style-name="T1">,</text:span></text:p>
      <text:p text:style-name="P6"><text:span text:style-name="T1"><text:s text:c="2"/>director: </text:span><text:span text:style-name="T3">'Christopher Nolan'</text:span><text:span text:style-name="T1">,</text:span></text:p>
      <text:p text:style-name="P6"><text:span text:style-name="T1"><text:s text:c="2"/>released: </text:span><text:span text:style-name="T3">'2005-06-14T18:30:00.000Z'</text:span></text:p>
      <text:p text:style-name="P4">}</text:p>
      <text:p text:style-name="P4">--------------------------------------</text:p>
      <text:p text:style-name="P4">Test execution Done!</text:p>
      <text:p text:style-name="P4">Rajs-MacBook-Pro:test rajkumar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 Kumar</meta:initial-creator>
    <meta:creation-date>2022-05-18T20:08:12</meta:creation-date>
    <dc:date>2022-05-18T22:21:29</dc:date>
    <dc:creator>Raj Kumar</dc:creator>
    <meta:editing-duration>PT1M36S</meta:editing-duration>
    <meta:editing-cycles>2</meta:editing-cycles>
    <meta:generator>OpenOffice/4.1.8$Unix OpenOffice.org_project/418m3$Build-9803</meta:generator>
    <meta:document-statistic meta:table-count="0" meta:image-count="0" meta:object-count="0" meta:page-count="4" meta:paragraph-count="164" meta:word-count="555" meta:character-count="4528"/>
  </office:meta>
</office:document-meta>
</file>